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D0000007D0C134893C15999F1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.353cm" fo:margin-bottom="0cm" fo:line-height="90%" fo:text-align="center" fo:text-indent="-1.128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Google Shape;85;p1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Google Shape;86;p1" draw:style-name="gr1" draw:text-style-name="P3" draw:layer="layout" svg:width="13.228cm" svg:height="13.228cm" svg:x="10.319cm" svg:y="2.91cm">
          <draw:image xlink:href="Pictures/10000201000007D0000007D0C134893C15999F13.png" xlink:type="simple" xlink:show="embed" xlink:actuate="onLoad">
            <text:p/>
          </draw:image>
        </draw:frame>
        <presentation:notes draw:style-name="dp2">
          <draw:frame draw:name="Google Shape;81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91;p2" presentation:style-name="pr4" draw:text-style-name="P5" draw:layer="layout" svg:width="29.209cm" svg:height="3.681cm" svg:x="2.328cm" svg:y="1.014cm" presentation:class="title" presentation:placeholder="true" presentation:user-transformed="true">
          <draw:text-box/>
        </draw:frame>
        <draw:frame draw:name="Google Shape;92;p2" presentation:style-name="pr5" draw:text-style-name="P6" draw:layer="layout" svg:width="5.291cm" svg:height="1.587cm" svg:x="14.288cm" svg:y="10.321cm" presentation:class="outline" presentation:placeholder="true" presentation:user-transformed="true">
          <draw:text-box/>
        </draw:frame>
        <presentation:notes draw:style-name="dp2">
          <draw:frame draw:name="Google Shape;88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9;p2:notes" draw:style-name="gr2" draw:layer="layout" svg:width="12.7cm" svg:height="9.524cm" svg:x="3.176cm" svg:y="1.905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4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4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4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4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8;p5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5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5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5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5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19:43:52</meta:creation-date>
    <meta:initial-creator>Czuczor Gergő</meta:initial-creator>
    <meta:document-statistic meta:object-count="41"/>
    <meta:generator>LibreOfficeDev/6.0.5.2$Linux_X86_64 LibreOffice_project/</meta:generator>
  </office:meta>
</office:document-meta>
</file>